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6">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Text_20_body" style:list-style-name="L7">
      <style:paragraph-properties fo:margin-top="0in" fo:margin-bottom="0in"/>
    </style:style>
    <style:style style:name="P40" style:family="paragraph" style:parent-style-name="Text_20_body" style:list-style-name="L8">
    </style:style>
    <style:style style:name="P41" style:family="paragraph" style:parent-style-name="Preformatted_20_Text">
    </style:style>
    <style:style style:name="P42" style:family="paragraph" style:parent-style-name="Text_20_body" style:list-style-name="L9">
      <style:paragraph-properties fo:margin-top="0in" fo:margin-bottom="0in"/>
    </style:style>
  </office:automatic-styles>
  <office:body>
    <office:text>
      <text:p text:style-name="Title">Hello World Lab</text:p>
      <text:p text:style-name="Author">Edward Tremel</text:p>
      <text:p text:style-name="Date">May 18, 2021 (04:28: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Welcome.zip from the same place where you downloaded this instructions file and save it on your computer.</text:p>
        </text:list-item>
        <text:list-item>
          <text:p text:style-name="P1">Extract (Right-click on the file, then click on “Extract all”) this archive. <text:span text:style-name="T1">Do not simply double-click on it, as that would only give you a preview of the archive without actually extracting it.</text:span></text:p>
        </text:list-item>
        <text:list-item>
          <text:p text:style-name="P1">Go in the “Welcome” folder that was created.</text:p>
        </text:list-item>
        <text:list-item>
          <text:p text:style-name="P1">Double click on the “Welcome.sln” file.</text:p>
        </text:list-item>
        <text:list-item>
          <text:p text:style-name="P1">If you are prompted with a screen like this one:</text:p>
        </text:list-item>
      </text:list>
      <text:p text:style-name="FigureWithCaption"><draw:frame draw:name="img1" style:rel-width="80.0%" style:rel-height="scale" svg:width="186.0pt" svg:height="144.72pt"><draw:image xlink:href="Pictures/0.jpg" xlink:type="simple" xlink:show="embed" xlink:actuate="onLoad"/></draw:frame></text:p>
      <text:p text:style-name="FigureCaption">“windows file picker asks how do you want to open this file?”</text:p>
      <text:p text:style-name="First_20_paragraph">Pick “Visual Studio 2019” (and <text:span text:style-name="T1">not</text:span> Visual Studio Code or Blend for Visual Studio).</text:p>
      <text:list text:style-name="L2">
        <text:list-item>
          <text:p text:style-name="P2">Visual Studio (VS) should start. You don’t have to register to the “Visual Studio Team Services Organizations” (but you can, using your @augusta.edu account, if you want), discard the security warning if there is one.</text:p>
        </text:list-item>
        <text:list-item>
          <text:p text:style-name="P2">In the “Solution Explorer” to the right, expand all the items that can be expanded by clicking on the ▷ (right-triangle) symbol.</text:p>
        </text:list-item>
      </text:list>
      <text:h text:style-name="Heading_20_2" text:outline-level="2"><text:bookmark-start text:name="compiling-and-executing-your-first-program"/>Compiling and Executing Your First Program<text:bookmark-end text:name="compiling-and-executing-your-first-program"/></text:h>
      <text:list text:style-name="L3">
        <text:list-item>
          <text:p text:style-name="P3">In the Solution Explorer, double-click on <text:span text:style-name="NormalTok">Program</text:span><text:span text:style-name="OperatorTok">.</text:span><text:span text:style-name="FunctionTok">cs</text:span>. This is the <text:span text:style-name="T2">source code</text:span> of the application you are actually considering.</text:p>
        </text:list-item>
        <text:list-item>
          <text:p text:style-name="P3">Let’s compile this program, by clicking <text:span text:style-name="NormalTok">Build</text:span> → <text:span text:style-name="NormalTok">Build solution</text:span>. What happened?</text:p>
        </text:list-item>
        <text:list-item>
          <text:p text:style-name="P3">Let’s run this program, by clicking <text:span text:style-name="NormalTok">Debug</text:span> → <text:span text:style-name="NormalTok">Start without Debugging</text:span>. What happened?</text:p>
        </text:list-item>
      </text:list>
      <text:p text:style-name="First_20_paragraph">You will <text:span text:style-name="T1">extensively</text:span> compile and run programs in this class. Instead of having to click twice, I highly recommend that you start now memorizing shortcuts:</text:p>
      <text:list text:style-name="L4">
        <text:list-item>
          <text:p text:style-name="P4">Use Ctrl + Shift + B to build the solution.</text:p>
        </text:list-item>
        <text:list-item>
          <text:p text:style-name="P4">Use Ctrl + F5 to start the program without debugging.</text:p>
        </text:list-item>
      </text:list>
      <text:p text:style-name="First_20_paragraph">With Alt + F4 (to exit any program), that makes 3 shortcuts already! You can find a complete list at <text:a xlink:type="simple" xlink:href="http://visualstudioshortcuts.com/" office:name=""><text:span text:style-name="Definition">http://visualstudioshortcuts.com/</text:span></text:a> and on <text:a xlink:type="simple" xlink:href="https://docs.microsoft.com/en-us/visualstudio/ide/default-keyboard-shortcuts-in-visual-studio?view=vs-2019" office:name=""><text:span text:style-name="Definition">this page</text:span></text:a> of the Microsoft docs. I will try to introduce more useful shortcuts as we progress.</text:p>
      <text:h text:style-name="Heading_20_2" text:outline-level="2"><text:bookmark-start text:name="configuring-visual-studio"/>Configuring Visual Studio<text:bookmark-end text:name="configuring-visual-studio"/></text:h>
      <text:p text:style-name="First_20_paragraph">Now that you have practiced starting and using Visual Studio, there are a few changes you should make to ensure your installation is set up in an easy-to-use way:</text:p>
      <text:list text:style-name="L5">
        <text:list-item>
          <text:p text:style-name="P5">Make Windows Explorer show file extensions. Follow the instructions described <text:a xlink:type="simple" xlink:href="https://answers.microsoft.com/en-us/windows/forum/all/in-win10-how-to-show-the-file-extension-for/ed21ff20-cdb3-4263-9c7d-fc6ed125fc82" office:name=""><text:span text:style-name="Definition">in Microsoft’s help forum</text:span></text:a>, <text:a xlink:type="simple" xlink:href="http://kb.winzip.com/kb/entry/26/" office:name=""><text:span text:style-name="Definition">on this website</text:span></text:a>, or consult the textbook’s “Before You Begin” chapter.</text:p>
        </text:list-item>
        <text:list-item>
          <text:p text:style-name="P5">In Visual Studio, make sure the line numbers are shown: Go to “Tools” → “Options” → “Text Editor” → “All Languages” → “General” → “Line Numbers” (VS 15.5.2), or “Text Editor” → “Options” → “All languages” → “Line Numbers” (newer versions).</text:p>
        </text:list-item>
        <text:list-item>
          <text:p text:style-name="P5">Activate word-wrap in VS. Refer to <text:a xlink:type="simple" xlink:href="https://msdn.microsoft.com/en-us/library/ms165339.aspx" office:name=""><text:span text:style-name="Definition">this page</text:span></text:a> for VS 2015, or <text:a xlink:type="simple" xlink:href="https://docs.microsoft.com/en-us/visualstudio/ide/reference/how-to-manage-word-wrap-in-the-editor" office:name=""><text:span text:style-name="Definition">this page</text:span></text:a> for VS 2017 and 2019). The item to be clicked should look like this:</text:p>
        </text:list-item>
      </text:list>
      <text:p text:style-name="FigureWithCaption"><draw:frame draw:name="img2" style:rel-width="80.0%" style:rel-height="scale" svg:width="177.84pt" svg:height="104.4pt"><draw:image xlink:href="Pictures/1.jpg" xlink:type="simple" xlink:show="embed" xlink:actuate="onLoad"/></draw:frame></text:p>
      <text:p text:style-name="FigureCaption">“how to enable word wrap on Windows version of VS”</text:p>
      <text:p text:style-name="First_20_paragraph">If you were successful, you should go from</text:p>
      <text:p text:style-name="FigureWithCaption"><draw:frame draw:name="img3" style:rel-width="40.0%" style:rel-height="scale" svg:width="88.56pt" svg:height="78.0pt"><draw:image xlink:href="Pictures/2.jpg" xlink:type="simple" xlink:show="embed" xlink:actuate="onLoad"/></draw:frame></text:p>
      <text:p text:style-name="FigureCaption">“VS editor before enabling word wrap”</text:p>
      <text:p text:style-name="Text_20_body">to</text:p>
      <text:p text:style-name="FigureWithCaption"><draw:frame draw:name="img4" style:rel-width="40.0%" style:rel-height="scale" svg:width="88.56pt" svg:height="78.0pt"><draw:image xlink:href="Pictures/3.jpg" xlink:type="simple" xlink:show="embed" xlink:actuate="onLoad"/></draw:frame></text:p>
      <text:p text:style-name="FigureCaption">“VS editor after enabling word wrap”</text:p>
      <text:p text:style-name="P6">See the difference?</text:p>
      <text:p text:style-name="P7">Once word-wrap is enabled, the horizontal scrolling will disappear, and every line that is too long is "wrapped"; this is indicated with the ![](img/sign.png) sign.</text:p>
      <text:h text:style-name="Heading_20_1" text:outline-level="1"><text:bookmark-start text:name="backups"/>Backups<text:bookmark-end text:name="backups"/></text:h>
      <text:p text:style-name="First_20_paragraph">Now we need to make sure you know how to save your work and access it. This is especially important if you are using the computer lab rooms, as <text:span text:style-name="T1">you can not store files permanently on the lab’s computer, you will have to store them either online in your cloud storage or on a USB drive</text:span>.</text:p>
      <text:h text:style-name="Heading_20_2" text:outline-level="2"><text:bookmark-start text:name="finding-the-right-tool"/>Finding The Right Tool<text:bookmark-end text:name="finding-the-right-tool"/></text:h>
      <text:p text:style-name="First_20_paragraph">You can save your project:</text:p>
      <text:list text:style-name="L6">
        <text:list-item>
          <text:p text:style-name="P8">On your hard drive, if you are using your own computer.</text:p>
        </text:list-item>
        <text:list-item>
          <text:p text:style-name="P8">On an external/removable data storage: USB flash drive, external hard disk drive, or any kind of USB mass storage device.</text:p>
        </text:list-item>
        <text:list-item>
          <text:p text:style-name="P8">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2">two</text:span> backups is generally recommended.</text:p>
      <text:p text:style-name="Text_20_body">If you chose the “virtual” option (i.e., using a server) and you are in a computer lab, <text:span text:style-name="T1">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Now that you know where to store your files, create a folder for this class, and a subfolder for the first lab. Put all of the files related to the “Welcome” solution in this folder. You organization should look like the following:</text:p>
      <text:p text:style-name="P9">└───csci1301</text:p>
      <text:p text:style-name="P10"><text:s text:c="4"/>└── 01_lab</text:p>
      <text:p text:style-name="P11"><text:s text:c="5"/>   ├── Welcome.zip</text:p>
      <text:p text:style-name="P12"><text:s text:c="8"/>└── Welcome</text:p>
      <text:p text:style-name="P13"><text:s text:c="12"/>├── Welcome.sln</text:p>
      <text:p text:style-name="P14"><text:s text:c="12"/>└── Welcome</text:p>
      <text:p text:style-name="P15"><text:s text:c="16"/>├── Welcome.csproj</text:p>
      <text:p text:style-name="P16"><text:s text:c="16"/>├── Properties</text:p>
      <text:p text:style-name="P17"><text:s text:c="16"/>│   └── AssemblyInfo.cs</text:p>
      <text:p text:style-name="P18"><text:s text:c="16"/>├── Program.cs</text:p>
      <text:p text:style-name="P19"><text:s text:c="16"/>├── obj</text:p>
      <text:p text:style-name="P20"><text:s text:c="16"/>│   └── Debug</text:p>
      <text:p text:style-name="P21"><text:s text:c="16"/>│   <text:s text:c="4"/>├── Welcome.pdb</text:p>
      <text:p text:style-name="P22"><text:s text:c="16"/>│   <text:s text:c="4"/>├── Welcome.exe</text:p>
      <text:p text:style-name="P23"><text:s text:c="16"/>│   <text:s text:c="4"/>├── Welcome.csprojResolveAssemblyReference.cache</text:p>
      <text:p text:style-name="P24"><text:s text:c="16"/>│   <text:s text:c="4"/>├── Welcome.csproj.FileListAbsolute.txt</text:p>
      <text:p text:style-name="P25"><text:s text:c="16"/>│   <text:s text:c="4"/>├── TempPE</text:p>
      <text:p text:style-name="P26"><text:s text:c="16"/>│   <text:s text:c="4"/>├── TemporaryGeneratedFile_E7A71F73-0F8D-4B9B-B56E-8E70B10BC5D3.cs</text:p>
      <text:p text:style-name="P27"><text:s text:c="16"/>│   <text:s text:c="4"/>├── TemporaryGeneratedFile_5937a670-0e60-4077-877b-f7221da3dda1.cs</text:p>
      <text:p text:style-name="P28"><text:s text:c="16"/>│   <text:s text:c="4"/>├── TemporaryGeneratedFile_036C0B5B-1481-4323-8D20-8F5ADCB23D92.cs</text:p>
      <text:p text:style-name="P29"><text:s text:c="16"/>│   <text:s text:c="4"/>└── DesignTimeResolveAssemblyReferencesInput.cache</text:p>
      <text:p text:style-name="P30"><text:s text:c="16"/>├── bin</text:p>
      <text:p text:style-name="P31"><text:s text:c="16"/>│   └── Debug</text:p>
      <text:p text:style-name="P32"><text:s text:c="16"/>│   <text:s text:c="4"/>├── Welcome.vshost.exe.manifest</text:p>
      <text:p text:style-name="P33"><text:s text:c="16"/>│   <text:s text:c="4"/>├── Welcome.vshost.exe.config</text:p>
      <text:p text:style-name="P34"><text:s text:c="16"/>│   <text:s text:c="4"/>├── Welcome.vshost.exe</text:p>
      <text:p text:style-name="P35"><text:s text:c="16"/>│   <text:s text:c="4"/>├── Welcome.pdb</text:p>
      <text:p text:style-name="P36"><text:s text:c="16"/>│   <text:s text:c="4"/>├── Welcome.exe.config</text:p>
      <text:p text:style-name="P37"><text:s text:c="16"/>│   <text:s text:c="4"/>└── Welcome.exe</text:p>
      <text:p text:style-name="P38"><text:s text:c="16"/>└── App.config</text:p>
      <text:p text:style-name="First_20_paragraph">where <text:span text:style-name="NormalTok">csci1301</text:span> and <text:span text:style-name="NormalTok">01_lab</text:span> are folders, and <text:span text:style-name="NormalTok">Welcome</text:span><text:span text:style-name="OperatorTok">.</text:span><text:span text:style-name="FunctionTok">zip</text:span> is a file.</text:p>
      <text:p text:style-name="Text_20_body">You do not need to check that every single file and folder is here, just note that you have multiple folders, and that there are many files in the <text:span text:style-name="NormalTok">Welcome</text:span> folder, not only the <text:span text:style-name="OperatorTok">.</text:span><text:span text:style-name="FunctionTok">sln</text:span> and the <text:span text:style-name="OperatorTok">.</text:span><text:span text:style-name="FunctionTok">cs</text:span>: make sure you copy the entire structure when you want to backup or share (i.e. turn in) your program! In this case, copying the <text:span text:style-name="NormalTok">Welcome</text:span> folder is enough.</text:p>
      <text:h text:style-name="Heading_20_2" text:outline-level="2"><text:bookmark-start text:name="how-was-the-backup"/>How Was the Backup?<text:bookmark-end text:name="how-was-the-backup"/></text:h>
      <text:p text:style-name="First_20_paragraph">Once you are done, test that you performed the backup properly. Re-download or transfer the files you just saved (the whole <text:span text:style-name="NormalTok">Welcome</text:span> folder) on the computer and make sure you can still open the project with Visual Studio (VS). Do you remember how to build the solution and start the program without debugging? Using the shortcuts? If not, go have another look back at the “Compiling and Executing Your First Program” section.</text:p>
      <text:p text:style-name="Text_20_body">If your backup went wrong (you can’t open the project, it won’t compile, …), try to understand what happened. Then, re-download the “Welcome” archive (Welcome.zip), extract it, and make sure you can build the solution and start the program without debugging.</text:p>
      <text:h text:style-name="Heading_20_1" text:outline-level="1"><text:bookmark-start text:name="orientation"/>Orientation<text:bookmark-end text:name="orientation"/></text:h>
      <text:p text:style-name="First_20_paragraph">Have a look at the following screenshot:</text:p>
      <text:p text:style-name="FigureWithCaption"><draw:frame draw:name="img5" style:rel-width="100.0%" style:rel-height="scale" svg:width="1486.0pt" svg:height="609.0pt"><draw:image xlink:href="Pictures/4.png" xlink:type="simple" xlink:show="embed" xlink:actuate="onLoad"/></draw:frame></text:p>
      <text:p text:style-name="FigureCaption">“image shows windows file system with VS IDE instance”</text:p>
      <text:p text:style-name="Text_20_body">You should have roughly the same on your computer. If this image appears too small, you can zoom to have a clearer look.</text:p>
      <text:p text:style-name="Text_20_body">Answer the following:</text:p>
      <text:list text:style-name="L7">
        <text:list-item>
          <text:p text:style-name="P39">Where is the file explorer?</text:p>
        </text:list-item>
        <text:list-item>
          <text:p text:style-name="P39">How many folders are in the folder opened in the file explorer?</text:p>
        </text:list-item>
        <text:list-item>
          <text:p text:style-name="P39">How many files are in the folder opened in the file explorer?</text:p>
        </text:list-item>
        <text:list-item>
          <text:p text:style-name="P39">Where is Visual Studio (VS)?</text:p>
        </text:list-item>
        <text:list-item>
          <text:p text:style-name="P39">Where is the solution explorer?</text:p>
        </text:list-item>
        <text:list-item>
          <text:p text:style-name="P39">Where is the window where you can edit the source code?</text:p>
        </text:list-item>
        <text:list-item>
          <text:p text:style-name="P39">What is the output of the program you just built?</text:p>
        </text:list-item>
      </text:list>
      <text:h text:style-name="Heading_20_1" text:outline-level="1"><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As you know, C# has precise rules and not respecting them can prevent your solution from being built by VS.</text:p>
      <text:p text:style-name="Text_20_body">In this exercise, you are asked to do the following:</text:p>
      <text:list text:style-name="L8">
        <text:list-item>
          <text:p text:style-name="P40">Change the program so that it violates one of the syntax rules of <text:span text:style-name="NormalTok">C#</text:span>.</text:p>
        </text:list-item>
        <text:list-item>
          <text:p text:style-name="P40">Build the solution and note that an error is reported. In the build output (cf. the screenshot presented earlier, you may need to click “View” → “Output” or switch tabs in VS to see it), you will see a message like</text:p>
          <text:p text:style-name="P41"><text:s text:c="1"/>========== Build: 0 succeeded, 1 failed, 0 up-to-date, 0 skipped ==========</text:p>
        </text:list-item>
        <text:list-item>
          <text:p text:style-name="P40">Click on the “Error list” tab next to the build output, and make sure you understand the error message.</text:p>
        </text:list-item>
        <text:list-item>
          <text:p text:style-name="P40">Undo your change, using Ctrl + z.</text:p>
        </text:list-item>
        <text:list-item>
          <text:p text:style-name="P40">Make sure you can build the solution without a new error message.</text:p>
        </text:list-item>
      </text:list>
      <text:p text:style-name="First_20_paragraph">Do it three times, in order to identify three different error messages, and three ways of breaking C#’s rules.</text:p>
      <text:p text:style-name="Text_20_body">If you have time or need ideas, you can try with the following, and see which one(s) make the building impossible (do not forget to undo your change after):</text:p>
      <text:list text:style-name="L9">
        <text:list-item>
          <text:p text:style-name="P42">Remove the semicolon after <text:span text:style-name="KeywordTok">using</text:span><text:span text:style-name="NormalTok"><text:s text:c="1"/>System</text:span></text:p>
        </text:list-item>
        <text:list-item>
          <text:p text:style-name="P42">Replace <text:span text:style-name="KeywordTok">class</text:span><text:span text:style-name="NormalTok"><text:s text:c="1"/>Welcome</text:span> with <text:span text:style-name="KeywordTok">class</text:span><text:span text:style-name="NormalTok"><text:s text:c="1"/>TestOne</text:span></text:p>
        </text:list-item>
        <text:list-item>
          <text:p text:style-name="P42">Remove the brace (or “curly bracket”, i.e., the <text:span text:style-name="OperatorTok">}</text:span> symbol) at the last line.</text:p>
        </text:list-item>
        <text:list-item>
          <text:p text:style-name="P42">Add three new lines at the end of the file</text:p>
        </text:list-item>
        <text:list-item>
          <text:p text:style-name="P42">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42">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42">Add a new line between <text:span text:style-name="NormalTok">Console</text:span><text:span text:style-name="OperatorTok">.</text:span> and <text:span text:style-name="NormalTok">WriteLine</text:span></text:p>
        </text:list-item>
        <text:list-item>
          <text:p text:style-name="P42">Add a new line between <text:span text:style-name="NormalTok">WriteLine</text:span> and <text:span text:style-name="OperatorTok">(</text:span></text:p>
        </text:list-item>
        <text:list-item>
          <text:p text:style-name="P42">Add a new line between <text:span text:style-name="NormalTok">Write</text:span> and <text:span text:style-name="NormalTok">Line</text:span></text:p>
        </text:list-item>
        <text:list-item>
          <text:p text:style-name="P42">Replace <text:span text:style-name="FunctionTok">Main</text:span><text:span text:style-name="OperatorTok">()</text:span> with <text:span text:style-name="FunctionTok">Method</text:span><text:span text:style-name="OperatorTok">()</text:span></text:p>
        </text:list-item>
        <text:list-item>
          <text:p text:style-name="P42">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Syllabus, Augusta University, Bachelor of Science</meta:keyword>
    <dc:language>en</dc:language>
    <meta:initial-creator>Edward Tremel</meta:initial-creator>
    <dc:creator>Edward Tremel</dc:creator>
    <meta:creation-date>2021-05-18T04:28:43Z</meta:creation-date>
    <dc:date>2021-05-18T04:28:43Z</dc:date>
    <meta:user-defined meta:name="date" meta:value-type="string">May  18, 2021 (04:28: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links-as-notes" meta:value-type="string">True</meta:user-defined>
    <meta:user-defined meta:name="numbersections" meta:value-type="string">True</meta:user-defined>
    <meta:user-defined meta:name="papersize" meta:value-type="string">letter</meta:user-defined>
  </office:meta>
</office:document-meta>
</file>